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TIX Two Text" svg:font-family="'STIX Two Tex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TIX Two Text"/>
    </style:style>
    <style:style style:name="P2" style:family="paragraph" style:parent-style-name="Standard">
      <style:text-properties style:font-name="STIX Two Text" fo:font-style="italic" style:font-style-asian="italic" style:font-style-complex="italic"/>
    </style:style>
    <style:style style:name="P3" style:family="paragraph" style:parent-style-name="Standard">
      <style:text-properties style:font-name="STIX Two Text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STIX Two Tex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TIX Two Text" fo:font-weight="bold" style:font-weight-asian="bold" style:font-weight-complex="bold"/>
    </style:style>
    <style:style style:name="P6" style:family="paragraph" style:parent-style-name="Standard">
      <style:text-properties style:font-name="STIX Two Text"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OP Java Exercise 3 Task 3 - Quizes</text:p>
      <text:p text:style-name="P4">1) Given:</text:p>
      <text:p text:style-name="P6">--------------------------------------------------</text:p>
      <text:p text:style-name="P1">public class Cat implements Animal {</text:p>
      <text:p text:style-name="P1"><text:tab/>...</text:p>
      <text:p text:style-name="P1">}</text:p>
      <text:p text:style-name="P6">--------------------------------------------------</text:p>
      <text:p text:style-name="P4">Which of the following statements are true?</text:p>
      <text:p text:style-name="P2"><text:tab/>a)<text:tab/><text:span text:style-name="T2">Cat is an interface.</text:span></text:p>
      <text:p text:style-name="P2"><text:tab/>b)<text:span text:style-name="T1"><text:tab/>Animal is an interface.</text:span></text:p>
      <text:p text:style-name="P2"><text:tab/>c)<text:span text:style-name="T1"><text:tab/>Cat is a Class.</text:span></text:p>
      <text:p text:style-name="P2"><text:tab/>d)<text:span text:style-name="T1"><text:tab/>Animal is a class.</text:span></text:p>
      <text:p text:style-name="P2"><text:span text:style-name="T1"><text:tab/></text:span>e)<text:tab/><text:span text:style-name="T1">Animal implements Cat.</text:span></text:p>
      <text:p text:style-name="P2"><text:span text:style-name="T1"/></text:p>
      <text:p text:style-name="P3"><text:span text:style-name="T1">What are Interfaces in Java used for?</text:span></text:p>
      <text:p text:style-name="P2"><text:span text:style-name="T1"><text:tab/></text:span>a)<text:span text:style-name="T1"><text:tab/>They are used to connect to the internet.</text:span></text:p>
      <text:p text:style-name="P2"><text:span text:style-name="T1"><text:tab/></text:span>b)<text:span text:style-name="T1"><text:tab/>They are used to as a contract between different programmers.</text:span></text:p>
      <text:p text:style-name="P2"><text:span text:style-name="T1"><text:tab/></text:span>c)<text:span text:style-name="T1"><text:tab/>They are used as a blueprint.</text:span></text:p>
      <text:p text:style-name="P2"><text:span text:style-name="T1"><text:tab/></text:span>d)<text:span text:style-name="T1"><text:tab/>They are used to show how the software interacts between different parts.</text:span></text:p>
      <text:p text:style-name="P2"><text:span text:style-name="T1"/></text:p>
      <text:p text:style-name="P3"><text:span text:style-name="T1">What does a Interface declaration in Java look like?</text:span></text:p>
      <text:p text:style-name="P2"><text:span text:style-name="T1"><text:tab/></text:span>a)<text:span text:style-name="T1"><text:tab/>private interface Test</text:span></text:p>
      <text:p text:style-name="P2"><text:span text:style-name="T1"><text:tab/></text:span>b)<text:span text:style-name="T1"><text:tab/>public interfaces Testing</text:span></text:p>
      <text:p text:style-name="P2"><text:span text:style-name="T1"><text:tab/></text:span>c)<text:span text:style-name="T1"><text:tab/>public interface Test extends TestFramework</text:span></text:p>
      <text:p text:style-name="P2"><text:span text:style-name="T1"/></text:p>
      <text:p text:style-name="P3"><text:span text:style-name="T1">How is an interface used in a class declaration in Java?</text:span></text:p>
      <text:p text:style-name="P2"><text:span text:style-name="T1"><text:tab/></text:span>a)<text:span text:style-name="T1"><text:tab/>public class Test extends TestInterface</text:span></text:p>
      <text:p text:style-name="P2"><text:span text:style-name="T1"><text:tab/></text:span>b)<text:span text:style-name="T1"><text:tab/>public class Test implements TestInterface</text:span></text:p>
      <text:p text:style-name="P2"><text:span text:style-name="T1"><text:tab/></text:span>c)<text:span text:style-name="T1"><text:tab/>public interface Test extends Test</text:span></text:p>
      <text:p text:style-name="P2"><text:span text:style-name="T1"><text:tab/></text:span>d)<text:span text:style-name="T1"><text:tab/>private interface Test includes TestInterface</text:span></text:p>
      <text:p text:style-name="P2"><text:span text:style-name="T1"/></text:p>
      <text:p text:style-name="P3"><text:span text:style-name="T1">Interfaces in Java can also be used as ....?</text:span></text:p>
      <text:p text:style-name="P2"><text:span text:style-name="T1"><text:tab/></text:span>a)<text:span text:style-name="T1"><text:tab/>a Type</text:span></text:p>
      <text:p text:style-name="P2"><text:span text:style-name="T1"><text:tab/></text:span>b)<text:span text:style-name="T1"><text:tab/>a Object</text:span></text:p>
      <text:p text:style-name="P2"><text:span text:style-name="T1"><text:tab/></text:span>c)<text:span text:style-name="T1"><text:tab/>a Class</text:span></text:p>
      <text:p text:style-name="P2"><text:span text:style-name="T1"><text:tab/></text:span>d)<text:span text:style-name="T1"><text:tab/>a Variable</text:span></text:p>
      <text:p text:style-name="P2"><text:span text:style-name="T1"/></text:p>
      <text:p text:style-name="P3"><text:span text:style-name="T1">How can you add methods to an Interface, without breaking old code in Java?</text:span></text:p>
      <text:p text:style-name="P2"><text:span text:style-name="T1"><text:tab/></text:span>a)<text:span text:style-name="T1"><text:tab/>There is no way to do this.</text:span></text:p>
      <text:p text:style-name="P2"><text:span text:style-name="T1"><text:tab/></text:span>b)<text:span text:style-name="T1"><text:tab/>Create a new interface with the new methods and extend the old one.</text:span></text:p>
      <text:p text:style-name="P2"><text:soft-page-break/><text:span text:style-name="T1"><text:tab/></text:span>c)<text:span text:style-name="T1"><text:tab/>Create a second interface with the new methods.</text:span></text:p>
      <text:p text:style-name="P2"><text:span text:style-name="T1"/></text:p>
      <text:p text:style-name="P3"><text:span text:style-name="T1">What can you do when you extend an interface in Java, which contains a default method?</text:span></text:p>
      <text:p text:style-name="P2"><text:span text:style-name="T1"><text:tab/></text:span>a)<text:span text:style-name="T1"><text:tab/>Redeclare the default method</text:span></text:p>
      <text:p text:style-name="P2"><text:span text:style-name="T1"><text:tab/></text:span>b)<text:span text:style-name="T1"><text:tab/>Not mention the default method at all</text:span></text:p>
      <text:p text:style-name="P2"><text:span text:style-name="T1"><text:tab/></text:span>c)<text:span text:style-name="T1"><text:tab/>Redefine the default method</text:span></text:p>
      <text:p text:style-name="P2"><text:span text:style-name="T1"/></text:p>
      <text:p text:style-name="P3"><text:span text:style-name="T1">What happens if you redeclare a default method in an extend of an interface in Java?</text:span></text:p>
      <text:p text:style-name="P2"><text:span text:style-name="T1"><text:tab/></text:span>a)<text:span text:style-name="T1"><text:tab/>It overrides the default method.</text:span></text:p>
      <text:p text:style-name="P2"><text:span text:style-name="T1"><text:tab/></text:span>b)<text:span text:style-name="T1"><text:tab/>It inherites the default method.</text:span></text:p>
      <text:p text:style-name="P2"><text:span text:style-name="T1"><text:tab/></text:span>c)<text:span text:style-name="T1"><text:tab/>It makes the default method abstract.</text:span></text:p>
      <text:p text:style-name="P2"><text:span text:style-name="T1"/></text:p>
      <text:p text:style-name="P3"><text:span text:style-name="T1">What happens if you redefine a default method in an extend of an interface in Java?</text:span></text:p>
      <text:p text:style-name="P2"><text:span text:style-name="T1"><text:tab/></text:span>a)<text:span text:style-name="T1"><text:tab/>It overrides the default method.</text:span></text:p>
      <text:p text:style-name="P2"><text:span text:style-name="T1"><text:tab/></text:span>d)<text:span text:style-name="T1"><text:tab/>It inherites the default method.</text:span></text:p>
      <text:p text:style-name="P2"><text:span text:style-name="T1"><text:tab/></text:span>c)<text:span text:style-name="T1"><text:tab/>It makes the default method abstra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TIX Two Text" svg:font-family="'STIX Two Tex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8T23:14:05.71</meta:creation-date>
    <meta:generator>OpenOffice/4.1.0$Win32 OpenOffice.org_project/410m18$Build-9764</meta:generator>
    <dc:date>2018-11-28T23:25:20.68</dc:date>
    <meta:editing-duration>PT11M14S</meta:editing-duration>
    <meta:editing-cycles>3</meta:editing-cycles>
    <meta:document-statistic meta:table-count="0" meta:image-count="0" meta:object-count="0" meta:page-count="2" meta:paragraph-count="48" meta:word-count="326" meta:character-count="1891"/>
  </office:meta>
</office:document-meta>
</file>